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afd4" officeooo:paragraph-rsid="000cafd4"/>
    </style:style>
    <style:style style:name="P2" style:family="paragraph" style:parent-style-name="Standard">
      <style:text-properties officeooo:rsid="000cafd4" officeooo:paragraph-rsid="000e5101"/>
    </style:style>
    <style:style style:name="P3" style:family="paragraph" style:parent-style-name="Standard">
      <style:text-properties officeooo:rsid="000cafd4" officeooo:paragraph-rsid="001409bf"/>
    </style:style>
    <style:style style:name="P4" style:family="paragraph" style:parent-style-name="Standard" style:list-style-name="L1">
      <style:text-properties officeooo:paragraph-rsid="000e5101"/>
    </style:style>
    <style:style style:name="P5" style:family="paragraph" style:parent-style-name="Standard" style:list-style-name="L1">
      <style:text-properties officeooo:rsid="000e5101" officeooo:paragraph-rsid="000e5101"/>
    </style:style>
    <style:style style:name="P6" style:family="paragraph" style:parent-style-name="Standard">
      <style:text-properties officeooo:rsid="000fc0f9" officeooo:paragraph-rsid="001074cb"/>
    </style:style>
    <style:style style:name="P7" style:family="paragraph" style:parent-style-name="Standard" style:list-style-name="L2">
      <style:text-properties officeooo:rsid="001074cb" officeooo:paragraph-rsid="001074cb"/>
    </style:style>
    <style:style style:name="P8" style:family="paragraph" style:parent-style-name="Standard" style:list-style-name="L2">
      <style:text-properties officeooo:rsid="001409bf" officeooo:paragraph-rsid="001409bf"/>
    </style:style>
    <style:style style:name="P9" style:family="paragraph" style:parent-style-name="Standard" style:list-style-name="L2">
      <style:text-properties officeooo:rsid="00167db6" officeooo:paragraph-rsid="00167db6"/>
    </style:style>
    <style:style style:name="P10" style:family="paragraph" style:parent-style-name="Standard">
      <style:text-properties officeooo:rsid="00167db6" officeooo:paragraph-rsid="00167db6"/>
    </style:style>
    <style:style style:name="T1" style:family="text">
      <style:text-properties officeooo:rsid="000e5101"/>
    </style:style>
    <style:style style:name="T2" style:family="text">
      <style:text-properties fo:language="en" fo:country="US"/>
    </style:style>
    <style:style style:name="T3" style:family="text">
      <style:text-properties fo:language="en" fo:country="US" officeooo:rsid="000e5101"/>
    </style:style>
    <style:style style:name="T4" style:family="text">
      <style:text-properties fo:language="en" fo:country="US" officeooo:rsid="000fc0f9"/>
    </style:style>
    <style:style style:name="T5" style:family="text">
      <style:text-properties fo:language="en" fo:country="US" style:text-underline-style="none" officeooo:rsid="0012b158"/>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style:text-underline-style="none" officeooo:rsid="001279da"/>
    </style:style>
    <style:style style:name="T9" style:family="text">
      <style:text-properties style:text-underline-style="none" officeooo:rsid="0012b158"/>
    </style:style>
    <style:style style:name="T10" style:family="text">
      <style:text-properties style:text-underline-style="none" officeooo:rsid="001409bf"/>
    </style:style>
    <style:style style:name="T11" style:family="text">
      <style:text-properties style:text-underline-style="none" officeooo:rsid="001417cf"/>
    </style:style>
    <style:style style:name="T12" style:family="text">
      <style:text-properties style:text-underline-style="none" officeooo:rsid="0014c860"/>
    </style:style>
    <style:style style:name="T13" style:family="text">
      <style:text-properties officeooo:rsid="000fc0f9"/>
    </style:style>
    <style:style style:name="T14" style:family="text">
      <style:text-properties officeooo:rsid="00167db6"/>
    </style:style>
    <style:style style:name="T15" style:family="text">
      <style:text-properties officeooo:rsid="001697d2"/>
    </style:style>
    <style:style style:name="T16" style:family="text">
      <style:text-properties fo:color="#800000" officeooo:rsid="00167db6"/>
    </style:style>
    <style:style style:name="T17" style:family="text">
      <style:text-properties fo:color="#800000" fo:font-size="15pt" officeooo:rsid="00167db6" style:font-size-asian="15pt" style:font-size-complex="15pt"/>
    </style:style>
    <style:style style:name="T18" style:family="text">
      <style:text-properties fo:color="#800000" fo:font-size="22pt" officeooo:rsid="00167db6" style:font-size-asian="22pt" style:font-size-complex="22pt"/>
    </style:style>
    <style:style style:name="T19" style:family="text">
      <style:text-properties fo:color="#800000" fo:font-size="22pt" officeooo:rsid="001697d2" style:font-size-asian="22pt" style:font-size-complex="22pt"/>
    </style:style>
    <style:style style:name="T20" style:family="text">
      <style:text-properties fo:color="#800000" fo:font-size="14pt" officeooo:rsid="001697d2" style:font-size-asian="14pt" style:font-size-complex="14pt"/>
    </style:style>
    <style:style style:name="T21" style:family="text">
      <style:text-properties fo:color="#800000" officeooo:rsid="001697d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 nuestro “<text:span text:style-name="T2">main</text:span>” lo que queremos hacer es el manejo completo del árbol a través de la interfaz al igual que manejar nuestra memoria conjunto al árbol.</text:p>
      <text:p text:style-name="P1"><text:span text:style-name="T13">C</text:span>omenzamos importando las librerías para el manejo de la interfaz junto con nuestro código del “<text:span text:style-name="T4">tree</text:span><text:span text:style-name="T13">”</text:span> y nuestra memoria, se hace un cargado de la interfaz y comenzamos.</text:p>
      <text:p text:style-name="P2">primero queremos hacer que se carguen los arboles con lo que tenemos guardado en las memorias respectivas, también crear un seguimiento para constantemente saber quien es el padre de lo que estamos viendo una ves tengamos eso queremos mostrar nuestros dos arboles y cada uno en su respectivo espacio, luego comenzara <text:span text:style-name="T13">la creación de funciones que nos ayudara en el manejo del árbol:</text:span></text:p>
      <text:p text:style-name="P2"/>
      <text:list xml:id="list8482507423105181803" text:style-name="L1">
        <text:list-item>
          <text:p text:style-name="P4"><text:span text:style-name="T1">crearemos nuestro propio cerrado para asegurar que nuestro “</text:span><text:span text:style-name="T3">main</text:span><text:span text:style-name="T1">” se cierre por completo</text:span></text:p>
        </text:list-item>
        <text:list-item>
          <text:p text:style-name="P5">nuestra función de guardado que se podrá utilizar para ambos arboles pasando como parámetro el árbol en el que estamos <text:span text:style-name="T14">y tomara el árbol desde la raíz e ira guardando sus nodos <text:s text:c="2"/></text:span><text:span text:style-name="T20">(agregar la parte de memoria)</text:span></text:p>
        </text:list-item>
        <text:list-item>
          <text:p text:style-name="P5">El cargado del árbol en la interfaz <text:span text:style-name="T20">(josue)</text:span></text:p>
        </text:list-item>
        <text:list-item>
          <text:p text:style-name="P5">nuestro botón interno (..) que sera utilizado para poder volver con ayuda del seguimiento de los padres para poder regresar <text:span text:style-name="T15">y mostrar los hijos anteriores </text:span></text:p>
        </text:list-item>
        <text:list-item>
          <text:p text:style-name="P5">una función la cual nos determinara si el nombre ingresado es valido o no para no tener carpetas y/o archivos con nombres no permitidos </text:p>
          <text:p text:style-name="P5"/>
        </text:list-item>
      </text:list>
      <text:p text:style-name="P6"><text:span text:style-name="T7">y ahora proseguirá a hacer el funcionamiento de los botones:</text:span></text:p>
      <text:p text:style-name="P6"><text:span text:style-name="T7"/></text:p>
      <text:list xml:id="list3542223220892355125" text:style-name="L2">
        <text:list-item>
          <text:p text:style-name="P7"><text:span text:style-name="T7">primero crear nuestro navegado </text:span><text:span text:style-name="T8">que se realizara con </text:span><text:span text:style-name="T9">las condiciones de que si el “</text:span><text:span text:style-name="T5">item</text:span><text:span text:style-name="T9">” tiene como valor (..) sabremos que es para regresar y dependiendo </text:span><text:span text:style-name="T10">de que </text:span><text:span text:style-name="T9">icono </text:span><text:span text:style-name="T10">tenga ese “item” </text:span><text:span text:style-name="T9">sabremos si es un archivo o una carpeta para poder entrar</text:span><text:span text:style-name="T10"> y en el caso de que sea una carpeta, </text:span><text:span text:style-name="T9">entonces tomaremos el nombre de ese “item” y lo buscaremos en nuestro </text:span><text:span text:style-name="T10">árbol</text:span><text:span text:style-name="T9"> para </text:span><text:span text:style-name="T10">así</text:span><text:span text:style-name="T9"> poder mostrar sus hijos </text:span><text:span text:style-name="T10">simulando</text:span><text:span text:style-name="T9"> un navegado.</text:span></text:p>
        </text:list-item>
        <text:list-item>
          <text:p text:style-name="P8"><text:span text:style-name="T9">S</text:span><text:span text:style-name="T7">e crear</text:span><text:span text:style-name="T11">a una función que sera llamada por el botón con un icono de carpeta que lo que realizara sera abrir una nueva ventana que te pedirá el nombre de la carpeta a crear con sus condiciones si el nombre es valido y con un botón para confirmar y cerrarla </text:span><text:span text:style-name="T12">y si el nombre es valido tomara ese nombre y lo agregara a nuestro árbol para que luego sea guardado y repetiremos lo mismo pero con el botón con icono de archivo solo que este nuevo nodo no tendrá la opción de tener hijos como si la tiene los carpetas.</text:span></text:p>
        </text:list-item>
        <text:list-item>
          <text:p text:style-name="P9"><text:span text:style-name="T7">A nuestro botón con icono de basurero le implementaremos la función de borrado que eliminara los nodos del árbol con solo saber quien es su padre y su tipo de icono para no tener problemas al eliminar archivos e iconos con el mismo nombre </text:span></text:p>
        </text:list-item>
        <text:list-item>
          <text:p text:style-name="P9"><text:span text:style-name="T7">y nuestro botón con su flechas se le asignara la función de copiar nodos y pegarlos a otro árbol que se realizara una búsqueda de cada uno de los “item” como nodos y se agregaran al otro árbol ya reconocidos como nodos.</text:span></text:p>
          <text:p text:style-name="P9"><text:span text:style-name="T7"/></text:p>
        </text:list-item>
      </text:list>
      <text:p text:style-name="P10"><text:span text:style-name="T7">Y se repetirán esos mismos 4 pasos para poder hacerlos los botones y funciones en nuestro segundo árbol. </text:span></text:p>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H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H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4T16:45:52.145339944</meta:creation-date>
    <dc:date>2019-09-04T22:01:24.767863173</dc:date>
    <meta:editing-duration>PT31M19S</meta:editing-duration>
    <meta:editing-cycles>1</meta:editing-cycles>
    <meta:document-statistic meta:table-count="0" meta:image-count="0" meta:object-count="0" meta:page-count="1" meta:paragraph-count="16" meta:word-count="524" meta:character-count="2883" meta:non-whitespace-character-count="2378"/>
    <meta:generator>LibreOffice/5.1.6.2$Linux_X86_64 LibreOffice_project/10m0$Build-2</meta:generator>
  </office:meta>
</office:document-meta>
</file>